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Text_20_body">
      <style:paragraph-properties fo:text-align="start" style:justify-single-word="false"/>
      <style:text-properties officeooo:rsid="00d1f63f" officeooo:paragraph-rsid="00d1f63f"/>
    </style:style>
    <style:style style:name="P38" style:family="paragraph" style:parent-style-name="Text_20_body">
      <style:paragraph-properties fo:text-align="start" style:justify-single-word="false"/>
      <style:text-properties officeooo:rsid="00d5fc2e" officeooo:paragraph-rsid="00d5fc2e"/>
    </style:style>
    <style:style style:name="P39" style:family="paragraph" style:parent-style-name="Text_20_body">
      <style:paragraph-properties fo:text-align="start" style:justify-single-word="false"/>
      <style:text-properties officeooo:rsid="00e7accb" officeooo:paragraph-rsid="00ea97a3"/>
    </style:style>
    <style:style style:name="P40" style:family="paragraph" style:parent-style-name="Text_20_body">
      <style:paragraph-properties fo:text-align="start" style:justify-single-word="false"/>
      <style:text-properties officeooo:rsid="00ea97a3" officeooo:paragraph-rsid="00ea97a3"/>
    </style:style>
    <style:style style:name="P41" style:family="paragraph" style:parent-style-name="Text_20_body">
      <style:paragraph-properties fo:text-align="start" style:justify-single-word="false"/>
      <style:text-properties officeooo:rsid="00ed62e0" officeooo:paragraph-rsid="00eedea0"/>
    </style:style>
    <style:style style:name="P42" style:family="paragraph" style:parent-style-name="Text_20_body">
      <style:paragraph-properties fo:text-align="start" style:justify-single-word="false"/>
      <style:text-properties officeooo:rsid="00eedea0" officeooo:paragraph-rsid="00efc19a"/>
    </style:style>
    <style:style style:name="P43" style:family="paragraph" style:parent-style-name="Text_20_body">
      <style:paragraph-properties fo:text-align="start" style:justify-single-word="false"/>
      <style:text-properties style:text-position="0% 100%" officeooo:rsid="00efc19a" officeooo:paragraph-rsid="00efc19a"/>
    </style:style>
    <style:style style:name="P44" style:family="paragraph" style:parent-style-name="Text_20_body">
      <style:paragraph-properties fo:text-align="start" style:justify-single-word="false"/>
      <style:text-properties officeooo:rsid="00de3571" officeooo:paragraph-rsid="00fc7fce"/>
    </style:style>
    <style:style style:name="P45" style:family="paragraph" style:parent-style-name="Standard">
      <style:paragraph-properties fo:text-align="start" style:justify-single-word="false"/>
    </style:style>
    <style:style style:name="P46" style:family="paragraph" style:parent-style-name="Table_20_Contents">
      <style:paragraph-properties fo:text-align="start" style:justify-single-word="false"/>
      <style:text-properties officeooo:paragraph-rsid="002a4180"/>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Text_20_body" style:list-style-name="L1">
      <style:paragraph-properties fo:text-align="start" style:justify-single-word="false"/>
    </style:style>
    <style:style style:name="P49" style:family="paragraph" style:parent-style-name="Text_20_body" style:list-style-name="L1">
      <style:paragraph-properties fo:text-align="start" style:justify-single-word="false"/>
      <style:text-properties officeooo:paragraph-rsid="00c9d92f"/>
    </style:style>
    <style:style style:name="P50" style:family="paragraph" style:parent-style-name="Text_20_body" style:list-style-name="L2">
      <style:paragraph-properties fo:text-align="start" style:justify-single-word="false"/>
    </style:style>
    <style:style style:name="P51" style:family="paragraph" style:parent-style-name="Text_20_body" style:list-style-name="L3">
      <style:paragraph-properties fo:text-align="start" style:justify-single-word="false"/>
      <style:text-properties officeooo:paragraph-rsid="0043508b"/>
    </style:style>
    <style:style style:name="P52" style:family="paragraph" style:parent-style-name="Text_20_body" style:list-style-name="L3">
      <style:paragraph-properties fo:text-align="start" style:justify-single-word="false"/>
      <style:text-properties officeooo:paragraph-rsid="004289af"/>
    </style:style>
    <style:style style:name="P53" style:family="paragraph" style:parent-style-name="Text_20_body" style:list-style-name="L7">
      <style:paragraph-properties fo:text-align="start" style:justify-single-word="false"/>
    </style:style>
    <style:style style:name="P54" style:family="paragraph" style:parent-style-name="Text_20_body" style:list-style-name="L9">
      <style:paragraph-properties fo:text-align="start" style:justify-single-word="false"/>
    </style:style>
    <style:style style:name="P55" style:family="paragraph" style:parent-style-name="Text_20_body" style:list-style-name="L4">
      <style:paragraph-properties fo:text-align="start" style:justify-single-word="false"/>
      <style:text-properties officeooo:rsid="00487cf1" officeooo:paragraph-rsid="00487cf1"/>
    </style:style>
    <style:style style:name="P56" style:family="paragraph" style:parent-style-name="Text_20_body" style:list-style-name="L5">
      <style:paragraph-properties fo:text-align="start" style:justify-single-word="false"/>
      <style:text-properties officeooo:rsid="004b3c1a" officeooo:paragraph-rsid="004b3c1a"/>
    </style:style>
    <style:style style:name="P57" style:family="paragraph" style:parent-style-name="Text_20_body" style:list-style-name="L5">
      <style:paragraph-properties fo:text-align="start" style:justify-single-word="false"/>
      <style:text-properties officeooo:rsid="004df307" officeooo:paragraph-rsid="004df307"/>
    </style:style>
    <style:style style:name="P58" style:family="paragraph" style:parent-style-name="Text_20_body" style:list-style-name="L6"/>
    <style:style style:name="P59" style:family="paragraph" style:parent-style-name="Text_20_body" style:list-style-name="L6">
      <style:text-properties officeooo:paragraph-rsid="000fc9db"/>
    </style:style>
    <style:style style:name="P60" style:family="paragraph" style:parent-style-name="Text_20_body" style:list-style-name="L8"/>
    <style:style style:name="P61" style:family="paragraph" style:parent-style-name="Text_20_body" style:list-style-name="L10">
      <style:paragraph-properties fo:text-align="start" style:justify-single-word="false"/>
      <style:text-properties officeooo:rsid="00810387" officeooo:paragraph-rsid="00810387"/>
    </style:style>
    <style:style style:name="P62" style:family="paragraph" style:parent-style-name="Text_20_body" style:list-style-name="L10">
      <style:paragraph-properties fo:text-align="start" style:justify-single-word="false"/>
      <style:text-properties officeooo:rsid="0082d089" officeooo:paragraph-rsid="0082d089"/>
    </style:style>
    <style:style style:name="P63"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64"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65" style:family="paragraph" style:parent-style-name="Text_20_body" style:list-style-name="L10">
      <style:paragraph-properties fo:text-align="start" style:justify-single-word="false"/>
      <style:text-properties officeooo:rsid="0083254e" officeooo:paragraph-rsid="0083254e"/>
    </style:style>
    <style:style style:name="P66" style:family="paragraph" style:parent-style-name="Text_20_body" style:list-style-name="L11">
      <style:paragraph-properties fo:text-align="start" style:justify-single-word="false"/>
      <style:text-properties officeooo:rsid="0083254e" officeooo:paragraph-rsid="00887781"/>
    </style:style>
    <style:style style:name="P67" style:family="paragraph" style:parent-style-name="Text_20_body" style:list-style-name="L10">
      <style:paragraph-properties fo:text-align="start" style:justify-single-word="false"/>
      <style:text-properties officeooo:rsid="0086892f" officeooo:paragraph-rsid="008b4d44"/>
    </style:style>
    <style:style style:name="P68" style:family="paragraph" style:parent-style-name="Text_20_body" style:list-style-name="L11">
      <style:paragraph-properties fo:text-align="start" style:justify-single-word="false"/>
      <style:text-properties officeooo:rsid="00887781" officeooo:paragraph-rsid="00887781"/>
    </style:style>
    <style:style style:name="P69" style:family="paragraph" style:parent-style-name="Text_20_body" style:list-style-name="L11">
      <style:paragraph-properties fo:text-align="start" style:justify-single-word="false"/>
      <style:text-properties officeooo:rsid="008e719e" officeooo:paragraph-rsid="008e719e"/>
    </style:style>
    <style:style style:name="P70" style:family="paragraph" style:parent-style-name="Text_20_body" style:list-style-name="L8">
      <style:paragraph-properties fo:margin-top="0in" fo:margin-bottom="0in" loext:contextual-spacing="false"/>
    </style:style>
    <style:style style:name="P71" style:family="paragraph" style:parent-style-name="Heading_20_3">
      <style:paragraph-properties fo:text-align="center" style:justify-single-word="false" fo:break-before="page"/>
    </style:style>
    <style:style style:name="P72" style:family="paragraph" style:parent-style-name="Heading_20_3">
      <style:paragraph-properties fo:text-align="center" style:justify-single-word="false" fo:break-before="page"/>
      <style:text-properties officeooo:paragraph-rsid="00152eed"/>
    </style:style>
    <style:style style:name="P73" style:family="paragraph" style:parent-style-name="Heading_20_3">
      <style:paragraph-properties fo:text-align="center" style:justify-single-word="false" fo:break-before="page"/>
      <style:text-properties officeooo:paragraph-rsid="00411f66"/>
    </style:style>
    <style:style style:name="P74" style:family="paragraph" style:parent-style-name="Heading_20_3">
      <style:paragraph-properties fo:text-align="center" style:justify-single-word="false" fo:break-before="page"/>
      <style:text-properties officeooo:paragraph-rsid="0024a40e"/>
    </style:style>
    <style:style style:name="P75" style:family="paragraph" style:parent-style-name="Heading_20_3">
      <style:paragraph-properties fo:text-align="center" style:justify-single-word="false" fo:break-before="page"/>
      <style:text-properties officeooo:paragraph-rsid="0035b834"/>
    </style:style>
    <style:style style:name="P76" style:family="paragraph" style:parent-style-name="Heading_20_3">
      <style:paragraph-properties fo:text-align="center" style:justify-single-word="false" fo:break-before="page"/>
      <style:text-properties officeooo:paragraph-rsid="0019908b"/>
    </style:style>
    <style:style style:name="P77" style:family="paragraph" style:parent-style-name="Heading_20_3">
      <style:paragraph-properties fo:text-align="center" style:justify-single-word="false" fo:break-before="page"/>
      <style:text-properties officeooo:rsid="00a72f73" officeooo:paragraph-rsid="00a72f73"/>
    </style:style>
    <style:style style:name="P78" style:family="paragraph" style:parent-style-name="Heading_20_3">
      <style:paragraph-properties fo:text-align="center" style:justify-single-word="false" fo:break-before="page"/>
      <style:text-properties officeooo:rsid="00cf1ba9" officeooo:paragraph-rsid="00cf1ba9"/>
    </style:style>
    <style:style style:name="P79" style:family="paragraph" style:parent-style-name="Heading_20_3">
      <style:paragraph-properties fo:text-align="center" style:justify-single-word="false" fo:break-before="page"/>
      <style:text-properties officeooo:rsid="00487cf1" officeooo:paragraph-rsid="00487cf1"/>
    </style:style>
    <style:style style:name="P80" style:family="paragraph" style:parent-style-name="Heading_20_3">
      <style:paragraph-properties fo:text-align="center" style:justify-single-word="false" fo:break-before="page"/>
      <style:text-properties officeooo:rsid="00b5435f" officeooo:paragraph-rsid="00b5435f"/>
    </style:style>
    <style:style style:name="P81" style:family="paragraph" style:parent-style-name="Heading_20_3">
      <style:paragraph-properties fo:text-align="center" style:justify-single-word="false" fo:break-before="page"/>
      <style:text-properties officeooo:rsid="00e700eb" officeooo:paragraph-rsid="00e700eb"/>
    </style:style>
    <style:style style:name="P82"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83" style:family="paragraph" style:parent-style-name="Heading_20_3">
      <style:paragraph-properties fo:text-align="center" style:justify-single-word="false" fo:break-before="page"/>
      <style:text-properties officeooo:rsid="00de3571" officeooo:paragraph-rsid="00de3571"/>
    </style:style>
    <style:style style:name="P84" style:family="paragraph" style:parent-style-name="Heading_20_3">
      <style:paragraph-properties fo:text-align="center" style:justify-single-word="false" fo:break-before="page"/>
      <style:text-properties officeooo:rsid="009d8bfd" officeooo:paragraph-rsid="009d8bfd"/>
    </style:style>
    <style:style style:name="P85" style:family="paragraph" style:parent-style-name="Heading_20_3">
      <style:paragraph-properties fo:text-align="center" style:justify-single-word="false" fo:break-before="page"/>
      <style:text-properties officeooo:rsid="00ad6e49" officeooo:paragraph-rsid="00ad6e49"/>
    </style:style>
    <style:style style:name="P86" style:family="paragraph" style:parent-style-name="Heading_20_3">
      <style:paragraph-properties fo:text-align="center" style:justify-single-word="false" fo:break-before="page"/>
      <style:text-properties officeooo:rsid="00805d05"/>
    </style:style>
    <style:style style:name="P87" style:family="paragraph" style:parent-style-name="Heading_20_3">
      <style:paragraph-properties fo:text-align="center" style:justify-single-word="false" fo:break-before="page"/>
      <style:text-properties officeooo:rsid="00701511" officeooo:paragraph-rsid="007d1904"/>
    </style:style>
    <style:style style:name="P88"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80d29"/>
    </style:style>
    <style:style style:name="T63" style:family="text">
      <style:text-properties officeooo:rsid="00a94a5e"/>
    </style:style>
    <style:style style:name="T64" style:family="text">
      <style:text-properties officeooo:rsid="00aa1dfe"/>
    </style:style>
    <style:style style:name="T65" style:family="text">
      <style:text-properties officeooo:rsid="00ab2f0f"/>
    </style:style>
    <style:style style:name="T66" style:family="text">
      <style:text-properties officeooo:rsid="00abc4fd"/>
    </style:style>
    <style:style style:name="T67" style:family="text">
      <style:text-properties officeooo:rsid="00aeeb0b"/>
    </style:style>
    <style:style style:name="T68" style:family="text">
      <style:text-properties officeooo:rsid="00b0c900"/>
    </style:style>
    <style:style style:name="T69" style:family="text">
      <style:text-properties officeooo:rsid="00b3b86e"/>
    </style:style>
    <style:style style:name="T70" style:family="text">
      <style:text-properties officeooo:rsid="00b7bdbb"/>
    </style:style>
    <style:style style:name="T71" style:family="text">
      <style:text-properties officeooo:rsid="00b8c689"/>
    </style:style>
    <style:style style:name="T72" style:family="text">
      <style:text-properties officeooo:rsid="00ba071d"/>
    </style:style>
    <style:style style:name="T73" style:family="text">
      <style:text-properties officeooo:rsid="00bd21b6"/>
    </style:style>
    <style:style style:name="T74" style:family="text">
      <style:text-properties officeooo:rsid="00beb567"/>
    </style:style>
    <style:style style:name="T75" style:family="text">
      <style:text-properties officeooo:rsid="00bf1fed"/>
    </style:style>
    <style:style style:name="T76" style:family="text">
      <style:text-properties officeooo:rsid="00bfc172"/>
    </style:style>
    <style:style style:name="T77" style:family="text">
      <style:text-properties officeooo:rsid="00c123ed"/>
    </style:style>
    <style:style style:name="T78" style:family="text">
      <style:text-properties officeooo:rsid="00c8f253"/>
    </style:style>
    <style:style style:name="T79" style:family="text">
      <style:text-properties officeooo:rsid="00c9d92f"/>
    </style:style>
    <style:style style:name="T80" style:family="text">
      <style:text-properties officeooo:rsid="00cbc9df"/>
    </style:style>
    <style:style style:name="T81" style:family="text">
      <style:text-properties officeooo:rsid="00d2ccc0"/>
    </style:style>
    <style:style style:name="T82" style:family="text">
      <style:text-properties officeooo:rsid="00d4b147"/>
    </style:style>
    <style:style style:name="T83" style:family="text">
      <style:text-properties officeooo:rsid="00daddc2"/>
    </style:style>
    <style:style style:name="T84" style:family="text">
      <style:text-properties officeooo:rsid="00df6544"/>
    </style:style>
    <style:style style:name="T85" style:family="text">
      <style:text-properties officeooo:rsid="00e13d4a"/>
    </style:style>
    <style:style style:name="T86" style:family="text">
      <style:text-properties style:text-position="0% 100%"/>
    </style:style>
    <style:style style:name="T87" style:family="text">
      <style:text-properties style:text-position="0% 100%" officeooo:rsid="00ed8617"/>
    </style:style>
    <style:style style:name="T88" style:family="text">
      <style:text-properties style:text-position="0% 100%" officeooo:rsid="00ee0c92"/>
    </style:style>
    <style:style style:name="T89" style:family="text">
      <style:text-properties style:text-position="0% 100%" officeooo:rsid="00eedea0"/>
    </style:style>
    <style:style style:name="T90" style:family="text">
      <style:text-properties style:text-position="0% 100%" officeooo:rsid="00efc19a"/>
    </style:style>
    <style:style style:name="T91" style:family="text">
      <style:text-properties style:text-position="0% 100%" officeooo:rsid="010656be"/>
    </style:style>
    <style:style style:name="T92" style:family="text">
      <style:text-properties style:text-position="0% 100%" officeooo:rsid="0106a13b"/>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6a13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697_1754408385" text:style-name="Index_20_Link" text:visited-style-name="Index_20_Link">Introduction<text:tab/>2</text:a></text:p>
          <text:p text:style-name="P47"><text:a xlink:type="simple" xlink:href="#__RefHeading__804_1754408385" text:style-name="Index_20_Link" text:visited-style-name="Index_20_Link">Accounts<text:tab/>3</text:a></text:p>
          <text:p text:style-name="P47"><text:a xlink:type="simple" xlink:href="#__RefHeading__807_1754408385" text:style-name="Index_20_Link" text:visited-style-name="Index_20_Link">Adaptive Echo<text:tab/>4</text:a></text:p>
          <text:p text:style-name="P47"><text:a xlink:type="simple" xlink:href="#__RefHeading__1066_331181192" text:style-name="Index_20_Link" text:visited-style-name="Index_20_Link">Audible<text:tab/>5</text:a></text:p>
          <text:p text:style-name="P47"><text:a xlink:type="simple" xlink:href="#__RefHeading__186_1525007520" text:style-name="Index_20_Link" text:visited-style-name="Index_20_Link">Block Cipher Modes of Operation<text:tab/>6</text:a></text:p>
          <text:p text:style-name="P47"><text:a xlink:type="simple" xlink:href="#__RefHeading___Toc1165_1635037974" text:style-name="Index_20_Link" text:visited-style-name="Index_20_Link">Capabilities Sharing<text:tab/>7</text:a></text:p>
          <text:p text:style-name="P47"><text:a xlink:type="simple" xlink:href="#__RefHeading__810_1754408385" text:style-name="Index_20_Link" text:visited-style-name="Index_20_Link">Communication Methods<text:tab/>8</text:a></text:p>
          <text:p text:style-name="P47"><text:a xlink:type="simple" xlink:href="#__RefHeading__297_1157459078" text:style-name="Index_20_Link" text:visited-style-name="Index_20_Link">Communication Model<text:tab/>9</text:a></text:p>
          <text:p text:style-name="P47"><text:a xlink:type="simple" xlink:href="#__RefHeading__283_2127962396" text:style-name="Index_20_Link" text:visited-style-name="Index_20_Link">Configuration Settings<text:tab/>10</text:a></text:p>
          <text:p text:style-name="P47"><text:a xlink:type="simple" xlink:href="#__RefHeading__813_1754408385" text:style-name="Index_20_Link" text:visited-style-name="Index_20_Link">Constant-Time Comparison Function<text:tab/>11</text:a></text:p>
          <text:p text:style-name="P47"><text:a xlink:type="simple" xlink:href="#__RefHeading__816_1754408385" text:style-name="Index_20_Link" text:visited-style-name="Index_20_Link">Echo<text:tab/>12</text:a></text:p>
          <text:p text:style-name="P47"><text:a xlink:type="simple" xlink:href="#__RefHeading__651_817640049" text:style-name="Index_20_Link" text:visited-style-name="Index_20_Link">Echo Public Key Sharing<text:tab/>13</text:a></text:p>
          <text:p text:style-name="P47"><text:a xlink:type="simple" xlink:href="#__RefHeading__266_198272384" text:style-name="Index_20_Link" text:visited-style-name="Index_20_Link">Electronic Mail<text:tab/>14</text:a></text:p>
          <text:p text:style-name="P47"><text:a xlink:type="simple" xlink:href="#__RefHeading___Toc649_890794201" text:style-name="Index_20_Link" text:visited-style-name="Index_20_Link">Electronic Mail Forward Secrecy<text:tab/>15</text:a></text:p>
          <text:p text:style-name="P47"><text:a xlink:type="simple" xlink:href="#__RefHeading__819_1754408385" text:style-name="Index_20_Link" text:visited-style-name="Index_20_Link">Encrypted and Authenticated Containers<text:tab/>16</text:a></text:p>
          <text:p text:style-name="P47"><text:a xlink:type="simple" xlink:href="#__RefHeading__603_490309552" text:style-name="Index_20_Link" text:visited-style-name="Index_20_Link">File Encryption<text:tab/>17</text:a></text:p>
          <text:p text:style-name="P47"><text:a xlink:type="simple" xlink:href="#__RefHeading___Toc1120_495770474" text:style-name="Index_20_Link" text:visited-style-name="Index_20_Link">Fragmented StarBeams<text:tab/>18</text:a></text:p>
          <text:p text:style-name="P47"><text:a xlink:type="simple" xlink:href="#__RefHeading__822_1754408385" text:style-name="Index_20_Link" text:visited-style-name="Index_20_Link">Key Derivation<text:tab/>19</text:a></text:p>
          <text:p text:style-name="P47"><text:a xlink:type="simple" xlink:href="#__RefHeading__210_1274879713" text:style-name="Index_20_Link" text:visited-style-name="Index_20_Link">Hybrid System<text:tab/>20</text:a></text:p>
          <text:p text:style-name="P47"><text:a xlink:type="simple" xlink:href="#__RefHeading___Toc1246_1817743241" text:style-name="Index_20_Link" text:visited-style-name="Index_20_Link">McEliece<text:tab/>21</text:a></text:p>
          <text:p text:style-name="P47"><text:a xlink:type="simple" xlink:href="#__RefHeading__299_1157459078" text:style-name="Index_20_Link" text:visited-style-name="Index_20_Link">Multiple Devices<text:tab/>22</text:a></text:p>
          <text:p text:style-name="P47"><text:a xlink:type="simple" xlink:href="#__RefHeading___Toc1195_307987230" text:style-name="Index_20_Link" text:visited-style-name="Index_20_Link">Non-Volatile Congestion Control Memory<text:tab/>23</text:a></text:p>
          <text:p text:style-name="P47"><text:a xlink:type="simple" xlink:href="#__RefHeading___Toc1209_1984784944" text:style-name="Index_20_Link" text:visited-style-name="Index_20_Link">NTL<text:tab/>24</text:a></text:p>
          <text:p text:style-name="P47"><text:a xlink:type="simple" xlink:href="#__RefHeading___Toc1036_18893826" text:style-name="Index_20_Link" text:visited-style-name="Index_20_Link">Pass-through Devices<text:tab/>25</text:a></text:p>
          <text:p text:style-name="P47"><text:a xlink:type="simple" xlink:href="#__RefHeading__253_527466761" text:style-name="Index_20_Link" text:visited-style-name="Index_20_Link">Poptastic<text:tab/>26</text:a></text:p>
          <text:p text:style-name="P47"><text:a xlink:type="simple" xlink:href="#__RefHeading__169_1115980955" text:style-name="Index_20_Link" text:visited-style-name="Index_20_Link">Public Key Infrastructure<text:tab/>27</text:a></text:p>
          <text:p text:style-name="P47"><text:a xlink:type="simple" xlink:href="#__RefHeading___Toc631_61244466" text:style-name="Index_20_Link" text:visited-style-name="Index_20_Link">Sessions<text:tab/>28</text:a></text:p>
          <text:p text:style-name="P47"><text:a xlink:type="simple" xlink:href="#__RefHeading__330_678579420" text:style-name="Index_20_Link" text:visited-style-name="Index_20_Link">Socialist Millionaire Protocol<text:tab/>29</text:a></text:p>
          <text:p text:style-name="P47"><text:a xlink:type="simple" xlink:href="#__RefHeading___Toc1097_1460767439" text:style-name="Index_20_Link" text:visited-style-name="Index_20_Link">Sources of Entropy<text:tab/>30</text:a></text:p>
          <text:p text:style-name="P47"><text:a xlink:type="simple" xlink:href="#__RefHeading__230_1536820662" text:style-name="Index_20_Link" text:visited-style-name="Index_20_Link">Two-Way Calling<text:tab/>31</text:a></text:p>
          <text:p text:style-name="P47"><text:a xlink:type="simple" xlink:href="#__RefHeading___Toc842_866388615" text:style-name="Index_20_Link" text:visited-style-name="Index_20_Link">Verifying Ownership of Public Keys<text:tab/>32</text:a></text:p>
          <text:p text:style-name="P47"><text:a xlink:type="simple" xlink:href="#__RefHeading___Toc839_866388615" text:style-name="Index_20_Link" text:visited-style-name="Index_20_Link">Wide Lanes<text:tab/>34</text:a></text:p>
          <text:p text:style-name="P47"><text:a xlink:type="simple" xlink:href="#__RefHeading___Toc748_390620771" text:style-name="Index_20_Link" text:visited-style-name="Index_20_Link">References<text:tab/>35</text:a></text:p>
        </text:index-body>
      </text:table-of-content>
      <text:p text:style-name="Standard"/>
      <text:h text:style-name="P71" text:outline-level="3"><text:bookmark-start text:name="__RefHeading__697_1754408385"/>Introduction<text:bookmark-end text:name="__RefHeading__697_1754408385"/></text:h>
      <text:p text:style-name="P45">Spot-On is <text:span text:style-name="T69">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45"/>
      <text:h text:style-name="P7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7980534611081722963" text:style-name="L1">
        <text:list-item>
          <text:p text:style-name="P48">Binding endpoints are responsible for defining account information. During the account-creation process, an account may be designated for one-time use. Account names and account passwords each require at least 32 bytes of data.</text:p>
        </text:list-item>
        <text:list-item>
          <text:p text:style-name="P4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9">Salt</text:span><text:span text:style-name="T3">3</text:span><text:span text:style-name="T79"> || </text:span>Time) || Salt. The authenticated information is recorded. After a period of approximately 120 seconds, the information is <text:span text:style-name="T78">discarded</text:span>.</text:p>
        </text:list-item>
        <text:list-item>
          <text:p text:style-name="P4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1"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24441332177810164" text:style-name="L2">
        <text:list-item>
          <text:p text:style-name="P50">A binding endpoint defines an Adaptive Echo token. The information must be distributed securely.</text:p>
        </text:list-item>
        <text:list-item>
          <text:p text:style-name="P5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77" text:outline-level="3"><text:bookmark-start text:name="__RefHeading__1066_331181192"/>Audible<text:bookmark-end text:name="__RefHeading__1066_331181192"/></text:h>
      <text:p text:style-name="P33">A near-future release of Spot-On will feature a mechanism for transferring confidential data over traditional <text:span text:style-name="T62">tele</text:span>phone wires. Please stay tuned.</text:p>
      <text:p text:style-name="P33"/>
      <text:h text:style-name="P7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78" text:outline-level="3"><text:bookmark-start text:name="__RefHeading___Toc1165_1635037974"/>Capabilities Sharing<text:bookmark-end text:name="__RefHeading___Toc1165_1635037974"/></text:h>
      <text:p text:style-name="P37">Peers may often exchange capabilities information. Currently, the information includes the UUID, <text:span text:style-name="T81">the </text:span>echo mode, and <text:span text:style-name="T81">the preferred </text:span>lane width. Please note that a server socket must adhere to its peer's setting<text:span text:style-name="T81">s</text:span>. <text:span text:style-name="T81">Although a</text:span>n administrator may modify the echo mode and <text:span text:style-name="T82">the l</text:span>ane width on a particular socket (neighbor), the kernel will override the settings in order to <text:span text:style-name="T82">conform</text:span> to the client's preferences.</text:p>
      <text:p text:style-name="P37"/>
      <text:h text:style-name="P71"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7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71" text:outline-level="3"><text:bookmark-start text:name="__RefHeading__816_1754408385"/>Ech<text:span text:style-name="T71">o</text:span><text:bookmark-end text:name="__RefHeading__816_1754408385"/></text:h>
      <text:p text:style-name="P2">Spot-On introduced the Echo. The Echo is a malleable <text:span text:style-name="T72">concept</text:span>. That is, <text:span text:style-name="T72">an implementation</text:span> does not require rigid <text:span text:style-name="T72">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73"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636104444952808757" text:style-name="L3">
        <text:list-item>
          <text:p text:style-name="P51">A community is created. The community is defined by a pair of authentication and encryption keys. The keys are derived via the PBKDF2 function.</text:p>
        </text:list-item>
        <text:list-item>
          <text:p text:style-name="P5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79"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7642983034845330063" text:style-name="L4">
        <text:list-item>
          <text:p text:style-name="P55">Permanent public key pairs have been exchanged correctly.</text:p>
        </text:list-item>
        <text:list-item>
          <text:p text:style-name="P55">The <text:span text:style-name="T19">respective </text:span>kernel<text:span text:style-name="T18">s</text:span> remain active during the <text:span text:style-name="T13">exchange</text:span> window.</text:p>
        </text:list-item>
      </text:list>
      <text:p text:style-name="P16">Protocol:</text:p>
      <text:list xml:id="list11851194380135459" text:style-name="L5">
        <text:list-item>
          <text:p text:style-name="P56">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56"><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56">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56">B generates <text:span text:style-name="T20">private</text:span> authentication and encryption keys.</text:p>
        </text:list-item>
        <text:list-item>
          <text:p text:style-name="P56">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57"><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5">Authentication</text:span> and <text:span text:style-name="T65">encryption</text:span> occur as follows:</text:p>
      <text:list xml:id="list6727879605325267350" text:style-name="L6">
        <text:list-item>
          <text:p text:style-name="P59">If the size of the original data is less than the specified cipher's block size, the original data is re-sized such that its new size is identical to the cipher's block size. A zero-byte pad is applied.</text:p>
        </text:list-item>
        <text:list-item>
          <text:p text:style-name="P58">Append the size of the original data to the <text:span text:style-name="T66">potentially-padded</text:span> container.</text:p>
        </text:list-item>
        <text:list-item>
          <text:p text:style-name="P58">Encrypt the augmented data via the selected cipher and specified mode.</text:p>
        </text:list-item>
        <text:list-item>
          <text:p text:style-name="P58">Compute a keyed-hash of the encrypted container.</text:p>
        </text:list-item>
        <text:list-item>
          <text:p text:style-name="P5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74"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46">Byte 0: 0 – unsigned file, 1 – signed file</text:p>
          </table:table-cell>
          <table:table-cell table:style-name="Table1.A1" office:value-type="string">
            <text:p text:style-name="P46">Bytes 1 – 64: keyed hash or 64 bytes of zeros</text:p>
          </table:table-cell>
          <table:table-cell table:style-name="Table1.C1" office:value-type="string">
            <text:p text:style-name="P46">Bytes 65 – EOF: encrypted data</text:p>
          </table:table-cell>
        </table:table-row>
      </table:table>
      <text:p text:style-name="P5"/>
      <text:h text:style-name="P80" text:outline-level="3"><text:bookmark-start text:name="__RefHeading___Toc1120_495770474"/>Fragmented StarBeams<text:bookmark-end text:name="__RefHeading___Toc1120_495770474"/></text:h>
      <text:p text:style-name="P35"><text:span text:style-name="T73">Fragmented StarBeams </text:span>allow for the fragmentation of a mosaic (file) into a number of N unique pulses, where N is the number of <text:span text:style-name="T70">active network </text:span>connections. The standard <text:span text:style-name="T74">StarBeam</text:span> transfers <text:span text:style-name="T97">copies of </text:span>a particular pulse over each network connection.</text:p>
      <text:p text:style-name="P35"/>
      <text:h text:style-name="P7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057097063947375519" text:style-name="L7">
        <text:list-item>
          <text:p text:style-name="P53">Generate a cryptographic salt. The size of the salt is configurable.</text:p>
        </text:list-item>
        <text:list-item>
          <text:p text:style-name="P53">Derive a temporary key via the PBKDF2 function. The hash algorithm, iteration count, passphrase (question/answer), and salt are input parameters to the function. All of the aforementioned parameters are configurable.</text:p>
        </text:list-item>
        <text:list-item>
          <text:p text:style-name="P53">Using the temporary key from the previous step, derive a new key via the PBKDF2 function. The previous parameters are also used, however, the temporary key replaces the passphrase (question/answer).</text:p>
        </text:list-item>
        <text:list-item>
          <text:p text:style-name="P5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1" text:outline-level="3"><text:bookmark-start text:name="__RefHeading__210_1274879713"/>Hybrid System<text:bookmark-end text:name="__RefHeading__210_1274879713"/></text:h>
      <text:p text:style-name="P6">Spot-On implements a hybrid system for authenticity and confidentiality. <text:span text:style-name="T63">P</text:span>er-message authentication and encryption keys <text:span text:style-name="T63">are generated</text:span>. The two keys are used for authenticating and encapsulating data. The two keys are encapsulated via the public-key portion of the system. The application also provides a mechanism for distributing session-like keys for data encapsulation. <text:span text:style-name="T64">T</text:span>he <text:span text:style-name="T64">private </text:span>keys are encapsulated via the public-key system. An additional mechanism allows <text:span text:style-name="T6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1" text:outline-level="3"><text:bookmark-start text:name="__RefHeading___Toc1246_1817743241"/>McEliece<text:bookmark-end text:name="__RefHeading___Toc1246_1817743241"/></text:h>
      <text:p text:style-name="P39">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0">Some general information. Spot-On supports an m value of 11 and a t value of 51. Therefore, k = 1487 and n = 2048. As a result, the message expansion factor is approximately 1.4.</text:p>
      <text:p text:style-name="P41">A private keys consists of <text:span text:style-name="T93">matrices </text:span>P<text:span text:style-name="T4">-1</text:span><text:span text:style-name="T86"> </text:span><text:span text:style-name="T87">and </text:span><text:span text:style-name="T86">S</text:span><text:span text:style-name="T4">-1</text:span><text:span text:style-name="T86">, </text:span><text:span text:style-name="T87">the code support L, a binary irreducible Goppa polynomial g, and a vector. The matrices </text:span><text:span text:style-name="T88">contain</text:span><text:span text:style-name="T87"> 2048 x 2048 and </text:span><text:span text:style-name="T88">1487 x 1487 entries, respectively. The polynomial contains 51 entries. The vector contains 2048 entries. A total of 6,407,572 entries are required. </text:span><text:span text:style-name="T89">As many as 12,873,325 bytes may be consumed by a private key.</text:span></text:p>
      <text:p text:style-name="P42"><text:span text:style-name="T86">A public key consists of matrix G(car) and t. A total of </text:span><text:span text:style-name="T91">1487 x 2048, or </text:span><text:span text:style-name="T86">3,045,376, entries are required. </text:span><text:span text:style-name="T92">As many as </text:span><text:span text:style-name="T90">6,093,750 bytes </text:span><text:span text:style-name="T92">are required.</text:span></text:p>
      <text:p text:style-name="P43"/>
      <text:h text:style-name="P82"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1" text:outline-level="3"><text:bookmark-start text:name="__RefHeading___Toc1195_307987230"/>Non-Volatile Congestion Control <text:span text:style-name="T83">Memory</text:span><text:bookmark-end text:name="__RefHeading___Toc1195_307987230"/></text:h>
      <text:p text:style-name="P38">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8"/>
      <text:h text:style-name="P83" text:outline-level="3"><text:bookmark-start text:name="__RefHeading___Toc1209_1984784944"/>NTL<text:bookmark-end text:name="__RefHeading___Toc1209_1984784944"/></text:h>
      <text:p text:style-name="P44">The NTL library is required if the McEliece cryptographic system is desired. A modified form of the library’<text:span text:style-name="T84">s source</text:span> is included <text:span text:style-name="T84">in the source repository</text:span>. The modifications <text:span text:style-name="T85">include the </text:span>remov<text:span text:style-name="T85">al</text:span> <text:span text:style-name="T85">of </text:span>GMP support and <text:span text:style-name="T85">the </text:span>resol<text:span text:style-name="T85">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4">The initial preparation process may require a significant time to complete. NTL source is available at </text:span><text:a xlink:type="simple" xlink:href="http://www.shoup.net/ntl" text:style-name="Internet_20_link" text:visited-style-name="Visited_20_Internet_20_Link"><text:span text:style-name="T84">http://www.shoup.net/ntl</text:span></text:a><text:span text:style-name="T84">. Please configure the NTL library with exceptions enabled (DoConfig). Please read Documentation/MCELIECE for additional information.</text:span></text:p>
      <text:p text:style-name="P44"/>
      <text:h text:style-name="P84" text:outline-level="3"><text:bookmark-start text:name="__RefHeading___Toc1036_18893826"/>Pass-through <text:span text:style-name="T55">Devices</text:span><text:bookmark-end text:name="__RefHeading___Toc1036_18893826"/></text:h>
      <text:p text:style-name="P36">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6"/>
      <text:h text:style-name="P71" text:outline-level="3"><text:bookmark-start text:name="__RefHeading__253_527466761"/>Poptastic<text:bookmark-end text:name="__RefHeading__253_527466761"/></text:h>
      <text:p text:style-name="P2">Version 0.17 of Spot-On introduced Poptastic. The new <text:span text:style-name="T75">mechanism </text:span>allows participants to communicate via the IMAP, POP3, and SMTP protocols. <text:span text:style-name="T76">Poptastic</text:span> provides a medium for near real-time conversations as well as traditional e-mail. Please note that <text:span text:style-name="T77">Poptastic</text:span> does not support the two-way calling mechanism.</text:p>
      <text:p text:style-name="P2"/>
      <text:h text:style-name="P7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75"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76"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5677032143921813167" text:style-name="L8">
        <text:list-item>
          <text:p text:style-name="P70">Alice: </text:p>
          <text:list>
            <text:list-item>
              <text:p text:style-name="P70">Picks random exponents a<text:span text:style-name="T5">2</text:span> and a<text:span text:style-name="T5">3</text:span> </text:p>
            </text:list-item>
            <text:list-item>
              <text:p text:style-name="P70">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0">Bob: </text:p>
          <text:list>
            <text:list-item>
              <text:p text:style-name="P70">Picks random exponents b<text:span text:style-name="T5">2</text:span> and b<text:span text:style-name="T5">3</text:span> </text:p>
            </text:list-item>
            <text:list-item>
              <text:p text:style-name="P70">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0">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0">Picks random exponent r </text:p>
            </text:list-item>
            <text:list-item>
              <text:p text:style-name="P70">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0">Sends Alice g<text:span text:style-name="T5">2b</text:span>, g<text:span text:style-name="T5">3b</text:span>, P<text:span text:style-name="T5">b</text:span> and Q<text:span text:style-name="T5">b</text:span> </text:p>
            </text:list-item>
          </text:list>
        </text:list-item>
        <text:list-item>
          <text:p text:style-name="P70">Alice: </text:p>
          <text:list>
            <text:list-item>
              <text:p text:style-name="P70">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0">Picks random exponent s </text:p>
            </text:list-item>
            <text:list-item>
              <text:p text:style-name="P70">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0">Computes R<text:span text:style-name="T5">a</text:span> = (Q<text:span text:style-name="T5">a</text:span> / Q<text:span text:style-name="T5">b</text:span>) <text:span text:style-name="T6">a</text:span><text:span text:style-name="T5">3</text:span> </text:p>
            </text:list-item>
            <text:list-item>
              <text:p text:style-name="P70">Sends Bob P<text:span text:style-name="T5">a</text:span>, Q<text:span text:style-name="T5">a</text:span> and R<text:span text:style-name="T5">a</text:span> </text:p>
            </text:list-item>
          </text:list>
        </text:list-item>
        <text:list-item>
          <text:p text:style-name="P70">Bob: </text:p>
          <text:list>
            <text:list-item>
              <text:p text:style-name="P70">Computes R<text:span text:style-name="T5">b</text:span> = (Q<text:span text:style-name="T5">a</text:span> / Q<text:span text:style-name="T5">b</text:span>) <text:span text:style-name="T6">b</text:span><text:span text:style-name="T5">3</text:span> </text:p>
            </text:list-item>
            <text:list-item>
              <text:p text:style-name="P70">Computes R<text:span text:style-name="T5">ab</text:span> = R<text:span text:style-name="T5">a</text:span><text:span text:style-name="T6">b</text:span><text:span text:style-name="T5">3</text:span> </text:p>
            </text:list-item>
            <text:list-item>
              <text:p text:style-name="P70">Checks whether R<text:span text:style-name="T5">ab</text:span> == (P<text:span text:style-name="T5">a</text:span> / P<text:span text:style-name="T5">b</text:span>) </text:p>
            </text:list-item>
            <text:list-item>
              <text:p text:style-name="P70">Sends Alice R<text:span text:style-name="T5">b</text:span> </text:p>
            </text:list-item>
          </text:list>
        </text:list-item>
        <text:list-item>
          <text:p text:style-name="P70">Alice: </text:p>
          <text:list>
            <text:list-item>
              <text:p text:style-name="P70">Computes R<text:span text:style-name="T5">ab</text:span> = R<text:span text:style-name="T5">b</text:span><text:span text:style-name="T6">a</text:span><text:span text:style-name="T5">3</text:span> </text:p>
            </text:list-item>
            <text:list-item>
              <text:p text:style-name="P70">Checks whether R<text:span text:style-name="T5">ab</text:span> == (P<text:span text:style-name="T5">a</text:span> / P<text:span text:style-name="T5">b</text:span>) </text:p>
            </text:list-item>
          </text:list>
        </text:list-item>
        <text:list-item>
          <text:p text:style-name="P60">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85" text:outline-level="3"><text:bookmark-start text:name="__RefHeading___Toc1097_1460767439"/>Sources of Entropy<text:bookmark-end text:name="__RefHeading___Toc1097_1460767439"/></text:h>
      <text:p text:style-name="P34">Spot-On nodes may be configured as sources of entropy. Private peers <text:span text:style-name="T68">must</text:span> export one or more <text:span text:style-name="T67">connection points and enable t</text:span>he <text:span text:style-name="T80">randomness-source</text:span> mechanism<text:span text:style-name="T67">s</text:span>. Remote peers <text:span text:style-name="T68">should then connect to the private peers via Half-Echo agreements.</text:span></text:p>
      <text:p text:style-name="P34"/>
      <text:h text:style-name="P7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5155966207096031039" text:style-name="L9">
        <text:list-item>
          <text:p text:style-name="P54">A peer generates 128-bit AES and 256-bit SHA-512 keys via the system's cryptographic random number generator.</text:p>
        </text:list-item>
        <text:list-item>
          <text:p text:style-name="P54">Using the destination's public key, the peer encapsulates the two keys via the hybrid cryptographic system.</text:p>
        </text:list-item>
        <text:list-item>
          <text:p text:style-name="P54">The destination peer receives the data, records it, and generates separate keys as in step 1.</text:p>
        </text:list-item>
        <text:list-item>
          <text:p text:style-name="P5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86"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7529621155811112796" text:style-name="L10">
        <text:list-item>
          <text:p text:style-name="P61">The encryption or signature public key is gathered <text:span text:style-name="T47">and stored in </text:span><text:span text:style-name="T29">data_t</text:span><text:span text:style-name="T37">.</text:span></text:p>
        </text:list-item>
        <text:list-item>
          <text:p text:style-name="P62">The SHA-512 digest of the <text:span text:style-name="T48">public </text:span>key is computed <text:span text:style-name="T26">and stored in </text:span><text:span text:style-name="T28">hash</text:span><text:span text:style-name="T36">.</text:span></text:p>
        </text:list-item>
        <text:list-item>
          <text:p text:style-name="P63">For DSA, Elliptic Curve DSA, and ElGamal public keys:</text:p>
          <text:list>
            <text:list-item>
              <text:p text:style-name="P63">gcry_sexp_build(&amp;data_t, 0,</text:p>
              <text:p text:style-name="P63">"(data (flags raw)(value %m))",</text:p>
              <text:p text:style-name="P63">hash_t) is computed.</text:p>
            </text:list-item>
          </text:list>
        </text:list-item>
        <text:list-item>
          <text:p text:style-name="P65">For Edward Curve DSA public keys:</text:p>
          <text:list>
            <text:list-item>
              <text:p text:style-name="P65">gcry_sexp_build(&amp;data_t, 0,</text:p>
              <text:p text:style-name="P65">"(data (flags eddsa)(hash-algo sha512)"</text:p>
              <text:p text:style-name="P65">"(value %b))",</text:p>
              <text:p text:style-name="P65">hash.length(),</text:p>
              <text:p text:style-name="P65">hash.constData()) is computed.</text:p>
            </text:list-item>
          </text:list>
        </text:list-item>
        <text:list-item>
          <text:p text:style-name="P65">For RSA public keys:</text:p>
          <text:list>
            <text:list-item>
              <text:p text:style-name="P65">gcry_sexp_build(&amp;data_t, 0,</text:p>
              <text:p text:style-name="P65">"(data (flags pss)(hash sha512 %b)"</text:p>
              <text:p text:style-name="P65">"(random-override %b))",</text:p>
              <text:p text:style-name="P65">hash.length(),</text:p>
              <text:p text:style-name="P65">hash.constData(),</text:p>
              <text:p text:style-name="P65">random.length(),</text:p>
              <text:p text:style-name="P65">random.constData()) is computed, <text:span text:style-name="T46">where the </text:span>variable <text:span text:style-name="T27">random</text:span><text:span text:style-name="T35"> contains 20 bytes of random data.</text:span></text:p>
            </text:list-item>
          </text:list>
        </text:list-item>
        <text:list-item>
          <text:p text:style-name="P67"><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8882777475859082514" text:style-name="L11">
        <text:list-item>
          <text:p text:style-name="P68"><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64">For DSA, Elliptic Curve DSA, and ElGamal public keys:</text:p>
          <text:list>
            <text:list-item>
              <text:p text:style-name="P64">gcry_sexp_build(&amp;data_t, 0,</text:p>
              <text:p text:style-name="P64">"(data (flags raw)(value %m))",</text:p>
              <text:p text:style-name="P66"><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66">For Edward Curve DSA public keys:</text:p>
          <text:list>
            <text:list-item>
              <text:p text:style-name="P66">gcry_sexp_build(&amp;data_t, 0,</text:p>
              <text:p text:style-name="P66">"(data (flags eddsa)(hash-algo sha512)"</text:p>
              <text:p text:style-name="P66">"(value %b))",</text:p>
              <text:p text:style-name="P66">hash.length(),</text:p>
              <text:p text:style-name="P66">hash.constData()) is computed.</text:p>
            </text:list-item>
          </text:list>
        </text:list-item>
        <text:list-item>
          <text:p text:style-name="P66">For RSA public keys:</text:p>
          <text:list>
            <text:list-item>
              <text:p text:style-name="P66">gcry_sexp_build(&amp;data_t, 0,</text:p>
              <text:p text:style-name="P66">"(data (flags pss)(hash sha512 %b)"</text:p>
              <text:p text:style-name="P66">"(random-override %b))",</text:p>
              <text:p text:style-name="P66">hash.length(),</text:p>
              <text:p text:style-name="P66">hash.constData(),</text:p>
              <text:p text:style-name="P66">random.length(),</text:p>
              <text:p text:style-name="P66"><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69"><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87"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1"/>
      <text:h text:style-name="P88"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8-31T13:37:53.840036290</dc:date>
    <meta:editing-duration>P1DT7H50M36S</meta:editing-duration>
    <meta:editing-cycles>399</meta:editing-cycles>
    <meta:generator>LibreOffice/5.1.4.2$Linux_X86_64 LibreOffice_project/10m0$Build-2</meta:generator>
    <meta:document-statistic meta:table-count="1" meta:image-count="0" meta:object-count="0" meta:page-count="35" meta:paragraph-count="234" meta:word-count="3830" meta:character-count="25802" meta:non-whitespace-character-count="22251"/>
  </office:meta>
</office:document-meta>
</file>